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91828" officeooo:paragraph-rsid="001a99a3"/>
    </style:style>
    <style:style style:name="P2" style:family="paragraph" style:parent-style-name="Standard">
      <style:paragraph-properties fo:text-align="justify" style:justify-single-word="false"/>
      <style:text-properties officeooo:rsid="00191828" officeooo:paragraph-rsid="001aa42e"/>
    </style:style>
    <style:style style:name="P3" style:family="paragraph" style:parent-style-name="Standard">
      <style:paragraph-properties fo:text-align="justify" style:justify-single-word="false"/>
      <style:text-properties officeooo:rsid="001cbc13" officeooo:paragraph-rsid="001cbc13"/>
    </style:style>
    <style:style style:name="P4" style:family="paragraph" style:parent-style-name="Standard">
      <style:paragraph-properties fo:text-align="justify" style:justify-single-word="false"/>
      <style:text-properties officeooo:rsid="0021716d" officeooo:paragraph-rsid="0021716d"/>
    </style:style>
    <style:style style:name="P5" style:family="paragraph" style:parent-style-name="Standard">
      <style:paragraph-properties fo:text-align="justify" style:justify-single-word="false"/>
      <style:text-properties officeooo:rsid="002630ce" officeooo:paragraph-rsid="002630ce"/>
    </style:style>
    <style:style style:name="P6" style:family="paragraph" style:parent-style-name="Standard">
      <style:paragraph-properties fo:text-align="justify" style:justify-single-word="false"/>
      <style:text-properties officeooo:rsid="001a99a3" officeooo:paragraph-rsid="001aa42e"/>
    </style:style>
    <style:style style:name="P7" style:family="paragraph" style:parent-style-name="Standard">
      <style:paragraph-properties fo:text-align="justify" style:justify-single-word="false"/>
      <style:text-properties officeooo:rsid="001a99a3" officeooo:paragraph-rsid="001a99a3"/>
    </style:style>
    <style:style style:name="P8" style:family="paragraph" style:parent-style-name="Standard">
      <style:paragraph-properties fo:text-align="justify" style:justify-single-word="false"/>
      <style:text-properties officeooo:rsid="001a99a3" officeooo:paragraph-rsid="002acceb"/>
    </style:style>
    <style:style style:name="P9" style:family="paragraph" style:parent-style-name="Standard">
      <style:paragraph-properties fo:text-align="justify" style:justify-single-word="false"/>
      <style:text-properties officeooo:rsid="00276fc1" officeooo:paragraph-rsid="003f475f"/>
    </style:style>
    <style:style style:name="P10" style:family="paragraph" style:parent-style-name="Standard">
      <style:paragraph-properties fo:text-align="justify" style:justify-single-word="false"/>
      <style:text-properties officeooo:rsid="001fe1ee" officeooo:paragraph-rsid="003f475f"/>
    </style:style>
    <style:style style:name="P11" style:family="paragraph" style:parent-style-name="Standard">
      <style:paragraph-properties fo:text-align="justify" style:justify-single-word="false"/>
      <style:text-properties officeooo:rsid="0024c7ba" officeooo:paragraph-rsid="0036f804"/>
    </style:style>
    <style:style style:name="P12" style:family="paragraph" style:parent-style-name="Standard">
      <style:paragraph-properties fo:text-align="justify" style:justify-single-word="false"/>
      <style:text-properties officeooo:rsid="00254b48" officeooo:paragraph-rsid="0036f804"/>
    </style:style>
    <style:style style:name="P13" style:family="paragraph" style:parent-style-name="Standard">
      <style:paragraph-properties fo:text-align="justify" style:justify-single-word="false"/>
      <style:text-properties officeooo:rsid="00191828" officeooo:paragraph-rsid="001a99a3"/>
    </style:style>
    <style:style style:name="P14" style:family="paragraph" style:parent-style-name="Standard">
      <style:paragraph-properties fo:text-align="justify" style:justify-single-word="false"/>
      <style:text-properties officeooo:rsid="00191828" officeooo:paragraph-rsid="002acceb"/>
    </style:style>
    <style:style style:name="P15" style:family="paragraph" style:parent-style-name="Standard">
      <style:paragraph-properties fo:text-align="justify" style:justify-single-word="false"/>
      <style:text-properties officeooo:rsid="00191828" officeooo:paragraph-rsid="00191828"/>
    </style:style>
    <style:style style:name="P16" style:family="paragraph" style:parent-style-name="Standard">
      <style:paragraph-properties fo:text-align="justify" style:justify-single-word="false"/>
      <style:text-properties officeooo:rsid="00191828" officeooo:paragraph-rsid="002ec9b4"/>
    </style:style>
    <style:style style:name="P17" style:family="paragraph" style:parent-style-name="Standard">
      <style:paragraph-properties fo:text-align="justify" style:justify-single-word="false"/>
      <style:text-properties officeooo:rsid="00191828" officeooo:paragraph-rsid="003f475f"/>
    </style:style>
    <style:style style:name="P18" style:family="paragraph" style:parent-style-name="Standard">
      <style:paragraph-properties fo:text-align="justify" style:justify-single-word="false"/>
      <style:text-properties officeooo:rsid="00191828" officeooo:paragraph-rsid="002630ce"/>
    </style:style>
    <style:style style:name="P19" style:family="paragraph" style:parent-style-name="Standard">
      <style:paragraph-properties fo:text-align="justify" style:justify-single-word="false"/>
      <style:text-properties officeooo:rsid="00191828" officeooo:paragraph-rsid="003f6a44"/>
    </style:style>
    <style:style style:name="P20" style:family="paragraph" style:parent-style-name="Standard">
      <style:paragraph-properties fo:text-align="justify" style:justify-single-word="false"/>
      <style:text-properties officeooo:rsid="002acceb" officeooo:paragraph-rsid="002acceb"/>
    </style:style>
    <style:style style:name="P21" style:family="paragraph" style:parent-style-name="Standard">
      <style:paragraph-properties fo:text-align="justify" style:justify-single-word="false"/>
      <style:text-properties officeooo:rsid="002bc85a" officeooo:paragraph-rsid="002bc85a"/>
    </style:style>
    <style:style style:name="P22" style:family="paragraph" style:parent-style-name="Standard">
      <style:paragraph-properties fo:text-align="justify" style:justify-single-word="false"/>
      <style:text-properties officeooo:rsid="002bc85a" officeooo:paragraph-rsid="002d5635"/>
    </style:style>
    <style:style style:name="P23" style:family="paragraph" style:parent-style-name="Standard">
      <style:paragraph-properties fo:text-align="justify" style:justify-single-word="false"/>
      <style:text-properties officeooo:rsid="001cbc13" officeooo:paragraph-rsid="001cbc13"/>
    </style:style>
    <style:style style:name="P24" style:family="paragraph" style:parent-style-name="Standard">
      <style:paragraph-properties fo:text-align="justify" style:justify-single-word="false"/>
      <style:text-properties officeooo:rsid="00235b37" officeooo:paragraph-rsid="0036f804"/>
    </style:style>
    <style:style style:name="P25" style:family="paragraph" style:parent-style-name="Standard">
      <style:paragraph-properties fo:text-align="justify" style:justify-single-word="false"/>
      <style:text-properties officeooo:rsid="00304804" officeooo:paragraph-rsid="00304804"/>
    </style:style>
    <style:style style:name="P26" style:family="paragraph" style:parent-style-name="Standard">
      <style:paragraph-properties fo:text-align="justify" style:justify-single-word="false"/>
      <style:text-properties officeooo:rsid="00304804" officeooo:paragraph-rsid="00330e95"/>
    </style:style>
    <style:style style:name="P27" style:family="paragraph" style:parent-style-name="Standard">
      <style:paragraph-properties fo:text-align="justify" style:justify-single-word="false"/>
      <style:text-properties officeooo:rsid="00304804" officeooo:paragraph-rsid="003364e0"/>
    </style:style>
    <style:style style:name="P28" style:family="paragraph" style:parent-style-name="Standard">
      <style:paragraph-properties fo:text-align="justify" style:justify-single-word="false"/>
      <style:text-properties officeooo:rsid="003364e0" officeooo:paragraph-rsid="003364e0"/>
    </style:style>
    <style:style style:name="P29" style:family="paragraph" style:parent-style-name="Standard">
      <style:paragraph-properties fo:text-align="justify" style:justify-single-word="false"/>
      <style:text-properties officeooo:rsid="003364e0" officeooo:paragraph-rsid="00353f9b"/>
    </style:style>
    <style:style style:name="P30" style:family="paragraph" style:parent-style-name="Standard">
      <style:paragraph-properties fo:text-align="justify" style:justify-single-word="false"/>
      <style:text-properties officeooo:rsid="00353f9b" officeooo:paragraph-rsid="00353f9b"/>
    </style:style>
    <style:style style:name="P31" style:family="paragraph" style:parent-style-name="Standard">
      <style:paragraph-properties fo:text-align="justify" style:justify-single-word="false"/>
      <style:text-properties officeooo:rsid="0036f804" officeooo:paragraph-rsid="0036f804"/>
    </style:style>
    <style:style style:name="P32" style:family="paragraph" style:parent-style-name="Standard">
      <style:paragraph-properties fo:text-align="justify" style:justify-single-word="false"/>
      <style:text-properties officeooo:rsid="0038abda" officeooo:paragraph-rsid="0038abda"/>
    </style:style>
    <style:style style:name="P33" style:family="paragraph" style:parent-style-name="Standard">
      <style:paragraph-properties fo:text-align="justify" style:justify-single-word="false"/>
      <style:text-properties officeooo:rsid="0038abda" officeooo:paragraph-rsid="003a60d5"/>
    </style:style>
    <style:style style:name="P34" style:family="paragraph" style:parent-style-name="Standard">
      <style:paragraph-properties fo:text-align="justify" style:justify-single-word="false"/>
      <style:text-properties officeooo:rsid="003a60d5" officeooo:paragraph-rsid="003b0b7e"/>
    </style:style>
    <style:style style:name="P35" style:family="paragraph" style:parent-style-name="Standard">
      <style:paragraph-properties fo:text-align="justify" style:justify-single-word="false"/>
      <style:text-properties officeooo:rsid="003b0b7e" officeooo:paragraph-rsid="003b0b7e"/>
    </style:style>
    <style:style style:name="P36" style:family="paragraph" style:parent-style-name="Standard">
      <style:paragraph-properties fo:text-align="justify" style:justify-single-word="false"/>
      <style:text-properties fo:font-weight="bold" officeooo:rsid="003364e0" officeooo:paragraph-rsid="003364e0" style:font-weight-asian="bold" style:font-weight-complex="bold"/>
    </style:style>
    <style:style style:name="P37" style:family="paragraph" style:parent-style-name="Standard">
      <style:paragraph-properties fo:text-align="justify" style:justify-single-word="false"/>
      <style:text-properties fo:font-weight="bold" officeooo:rsid="0038abda" officeooo:paragraph-rsid="0038abda" style:font-weight-asian="bold" style:font-weight-complex="bold"/>
    </style:style>
    <style:style style:name="P38" style:family="paragraph" style:parent-style-name="Standard">
      <style:paragraph-properties fo:text-align="justify" style:justify-single-word="false"/>
      <style:text-properties fo:font-weight="bold" officeooo:rsid="003b0b7e" officeooo:paragraph-rsid="003b0b7e" style:font-weight-asian="bold" style:font-weight-complex="bold"/>
    </style:style>
    <style:style style:name="P39" style:family="paragraph" style:parent-style-name="Standard">
      <style:paragraph-properties fo:text-align="justify" style:justify-single-word="false"/>
      <style:text-properties fo:font-weight="bold" officeooo:rsid="003c9551" officeooo:paragraph-rsid="003c9551" style:font-weight-asian="bold" style:font-weight-complex="bold"/>
    </style:style>
    <style:style style:name="P40" style:family="paragraph" style:parent-style-name="Standard">
      <style:paragraph-properties fo:text-align="justify" style:justify-single-word="false"/>
      <style:text-properties fo:font-weight="bold" officeooo:rsid="00304804" officeooo:paragraph-rsid="00304804" style:font-weight-asian="bold" style:font-weight-complex="bold"/>
    </style:style>
    <style:style style:name="P41" style:family="paragraph" style:parent-style-name="Standard">
      <style:paragraph-properties fo:text-align="justify" style:justify-single-word="false"/>
      <style:text-properties fo:font-weight="bold" officeooo:rsid="003efeac" officeooo:paragraph-rsid="003f475f" style:font-weight-asian="bold" style:font-weight-complex="bold"/>
    </style:style>
    <style:style style:name="P42" style:family="paragraph" style:parent-style-name="Standard">
      <style:paragraph-properties fo:text-align="justify" style:justify-single-word="false"/>
      <style:text-properties fo:font-weight="bold" officeooo:rsid="0041a5b3" officeooo:paragraph-rsid="0041a5b3" style:font-weight-asian="bold" style:font-weight-complex="bold"/>
    </style:style>
    <style:style style:name="P43" style:family="paragraph" style:parent-style-name="Standard">
      <style:paragraph-properties fo:text-align="justify" style:justify-single-word="false"/>
      <style:text-properties fo:font-weight="bold" officeooo:rsid="00458cee" officeooo:paragraph-rsid="00458cee" style:font-weight-asian="bold" style:font-weight-complex="bold"/>
    </style:style>
    <style:style style:name="P44" style:family="paragraph" style:parent-style-name="Standard">
      <style:paragraph-properties fo:text-align="justify" style:justify-single-word="false"/>
      <style:text-properties officeooo:rsid="003efeac" officeooo:paragraph-rsid="003efeac"/>
    </style:style>
    <style:style style:name="P45" style:family="paragraph" style:parent-style-name="Standard">
      <style:paragraph-properties fo:text-align="justify" style:justify-single-word="false"/>
      <style:text-properties officeooo:rsid="003efeac" officeooo:paragraph-rsid="003f475f"/>
    </style:style>
    <style:style style:name="P46" style:family="paragraph" style:parent-style-name="Standard">
      <style:paragraph-properties fo:text-align="justify" style:justify-single-word="false"/>
      <style:text-properties officeooo:rsid="0021716d" officeooo:paragraph-rsid="003f475f"/>
    </style:style>
    <style:style style:name="P47" style:family="paragraph" style:parent-style-name="Standard">
      <style:paragraph-properties fo:text-align="justify" style:justify-single-word="false"/>
      <style:text-properties fo:font-weight="normal" officeooo:rsid="0041a5b3" officeooo:paragraph-rsid="0041a5b3" style:font-weight-asian="normal" style:font-weight-complex="normal"/>
    </style:style>
    <style:style style:name="P48" style:family="paragraph" style:parent-style-name="Standard">
      <style:paragraph-properties fo:text-align="justify" style:justify-single-word="false"/>
      <style:text-properties fo:font-weight="normal" officeooo:rsid="00445553" officeooo:paragraph-rsid="00445553" style:font-weight-asian="normal" style:font-weight-complex="normal"/>
    </style:style>
    <style:style style:name="P49" style:family="paragraph" style:parent-style-name="Standard">
      <style:paragraph-properties fo:text-align="justify" style:justify-single-word="false"/>
      <style:text-properties fo:font-weight="normal" officeooo:rsid="00458cee" officeooo:paragraph-rsid="00458cee" style:font-weight-asian="normal" style:font-weight-complex="normal"/>
    </style:style>
    <style:style style:name="T1" style:family="text">
      <style:text-properties officeooo:rsid="001aa42e"/>
    </style:style>
    <style:style style:name="T2" style:family="text">
      <style:text-properties officeooo:rsid="001eb1dd"/>
    </style:style>
    <style:style style:name="T3" style:family="text">
      <style:text-properties officeooo:rsid="001fe1ee"/>
    </style:style>
    <style:style style:name="T4" style:family="text">
      <style:text-properties officeooo:rsid="0021716d"/>
    </style:style>
    <style:style style:name="T5" style:family="text">
      <style:text-properties officeooo:rsid="0024c7ba"/>
    </style:style>
    <style:style style:name="T6" style:family="text">
      <style:text-properties officeooo:rsid="00254b48"/>
    </style:style>
    <style:style style:name="T7" style:family="text">
      <style:text-properties officeooo:rsid="002acceb"/>
    </style:style>
    <style:style style:name="T8" style:family="text">
      <style:text-properties officeooo:rsid="002bc85a"/>
    </style:style>
    <style:style style:name="T9" style:family="text">
      <style:text-properties officeooo:rsid="002d5635"/>
    </style:style>
    <style:style style:name="T10" style:family="text">
      <style:text-properties officeooo:rsid="00311511"/>
    </style:style>
    <style:style style:name="T11" style:family="text">
      <style:text-properties officeooo:rsid="00330e95"/>
    </style:style>
    <style:style style:name="T12" style:family="text">
      <style:text-properties officeooo:rsid="003364e0"/>
    </style:style>
    <style:style style:name="T13" style:family="text">
      <style:text-properties officeooo:rsid="00353f9b"/>
    </style:style>
    <style:style style:name="T14" style:family="text">
      <style:text-properties officeooo:rsid="0036f804"/>
    </style:style>
    <style:style style:name="T15" style:family="text">
      <style:text-properties officeooo:rsid="0038abda"/>
    </style:style>
    <style:style style:name="T16" style:family="text">
      <style:text-properties officeooo:rsid="003a60d5"/>
    </style:style>
    <style:style style:name="T17" style:family="text">
      <style:text-properties officeooo:rsid="003b0b7e"/>
    </style:style>
    <style:style style:name="T18" style:family="text">
      <style:text-properties officeooo:rsid="003efeac"/>
    </style:style>
    <style:style style:name="T19" style:family="text">
      <style:text-properties officeooo:rsid="003f475f"/>
    </style:style>
    <style:style style:name="T20" style:family="text">
      <style:text-properties officeooo:rsid="003f6a44"/>
    </style:style>
    <style:style style:name="T21" style:family="text">
      <style:text-properties officeooo:rsid="0040d060"/>
    </style:style>
    <style:style style:name="T22" style:family="text">
      <style:text-properties officeooo:rsid="0041a5b3"/>
    </style:style>
    <style:style style:name="T23" style:family="text">
      <style:text-properties officeooo:rsid="004278bc"/>
    </style:style>
    <style:style style:name="T24" style:family="text">
      <style:text-properties officeooo:rsid="00445553"/>
    </style:style>
    <style:style style:name="T25" style:family="text">
      <style:text-properties officeooo:rsid="00484a3d"/>
    </style:style>
    <style:style style:name="T26" style:family="text">
      <style:text-properties officeooo:rsid="004a0b49"/>
    </style:style>
    <style:style style:name="T27" style:family="text">
      <style:text-properties officeooo:rsid="004b56f2"/>
    </style:style>
    <style:style style:name="T28" style:family="text">
      <style:text-properties fo:font-style="italic" officeooo:rsid="00311511" style:font-style-asian="italic" style:font-style-complex="italic"/>
    </style:style>
    <style:style style:name="T29" style:family="text">
      <style:text-properties officeooo:rsid="004b5d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44">Universidad Central de Venezuela <text:s text:c="50"/>Caracas 20 Septiembre 2019</text:p>
      <text:p text:style-name="P44">Facultad de Ciencias</text:p>
      <text:p text:style-name="P44">Escuela de computación</text:p>
      <text:p text:style-name="P44"><text:s/></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tab/>Descripción de Actividades: <text:s/><text:span text:style-name="T25">R</text:span>ealización de examenes con sockets</text:p>
      <text:p text:style-name="P44"><text:s text:c="6"/><text:tab/><text:tab/><text:tab/><text:tab/><text:tab/><text:tab/><text:tab/> <text:s text:c="4"/>Sistemas Distribuído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text:tab/><text:tab/><text:tab/><text:tab/><text:tab/><text:tab/><text:tab/><text:tab/><text:tab/><text:tab/><text:tab/><text:tab/><text:tab/><text:tab/><text:tab/><text:span text:style-name="T18">Klaus Bertok </text:span></text:p>
      <text:p text:style-name="P15"><text:tab/><text:tab/><text:tab/><text:tab/><text:tab/><text:tab/><text:tab/><text:tab/><text:tab/><text:tab/><text:tab/><text:tab/><text:tab/><text:tab/><text:tab/><text:tab/><text:tab/><text:span text:style-name="T18">CI 11512399</text:span></text:p>
      <text:p text:style-name="P15"/>
      <text:p text:style-name="P15"/>
      <text:p text:style-name="P15"/>
      <text:p text:style-name="P15"/>
      <text:p text:style-name="P15"><text:soft-page-break/></text:p>
      <text:p text:style-name="P15"><text:s/></text:p>
      <text:p text:style-name="P39">Flujo de mensajes entre cliente y servidor</text:p>
      <text:p text:style-name="P1"/>
      <text:p text:style-name="P4"><text:tab/>El siguiente es el flujo de mensajes que deber<text:span text:style-name="T19">í</text:span>an de seguir entre el cliente y el servidor para la realizaci<text:span text:style-name="T19">ó</text:span>n de un examen. </text:p>
      <text:p text:style-name="P1"/>
      <text:p text:style-name="P6"><text:s text:c="28"/>Servidor <text:s text:c="50"/>Cliente</text:p>
      <text:p text:style-name="P2"><text:s text:c="29"/><text:span text:style-name="T1">---------------------------------------------------------</text:span></text:p>
      <text:p text:style-name="P8"><text:s text:c="55"/>&lt;--------------<text:span text:style-name="T7">-</text:span> <text:s text:c="4"/><text:span text:style-name="T7">[</text:span>“11512399”,” We6jkuiop”<text:span text:style-name="T7">] <text:s text:c="5"/></text:span><text:s text:c="35"/></text:p>
      <text:p text:style-name="P1"/>
      <text:p text:style-name="P7"><text:s text:c="21"/><text:span text:style-name="T7">codigo 0,1,2,3</text:span> <text:s text:c="10"/>----------------&gt; <text:s text:c="62"/></text:p>
      <text:p text:style-name="P1"/>
      <text:p text:style-name="P1"/>
      <text:p text:style-name="P8"><text:s text:c="21"/><text:span text:style-name="T7">Preguntas</text:span> <text:s text:c="17"/>----------------<text:span text:style-name="T7">&gt;</text:span> <text:s text:c="8"/></text:p>
      <text:p text:style-name="P8"><text:span text:style-name="T7">[(p1,r1,r2,r3,r4),(p2,r1,r2,r3,r4)]</text:span> <text:s text:c="3"/></text:p>
      <text:p text:style-name="P8"><text:s text:c="90"/></text:p>
      <text:p text:style-name="P1"><text:s text:c="81"/><text:span text:style-name="T7">respuestas</text:span></text:p>
      <text:p text:style-name="P2"><text:s text:c="54"/><text:span text:style-name="T1">&lt;---------------- <text:s/>{2:3, 5:2, 1:4, 8:1} <text:s text:c="7"/></text:span></text:p>
      <text:p text:style-name="P14"><text:s text:c="55"/></text:p>
      <text:p text:style-name="P14"><text:s/></text:p>
      <text:p text:style-name="P19"><text:s text:c="36"/><text:span text:style-name="T7">nota final</text:span> <text:s text:c="2"/><text:span text:style-name="T1">----------------- &gt; <text:s/>cliente termina <text:s/>(break) <text:s text:c="54"/></text:span></text:p>
      <text:p text:style-name="P19"/>
      <text:p text:style-name="P19"><text:span text:style-name="T1"><text:s text:c="6"/>Servidor sigue funcionando</text:span> <text:s text:c="58"/><text:span text:style-name="T1"><text:s text:c="58"/></text:span></text:p>
      <text:p text:style-name="P1"/>
      <text:p text:style-name="P1"/>
      <text:p text:style-name="P20"><text:span text:style-name="T8"><text:tab/>E</text:span>n la primera linea el cliente env<text:span text:style-name="T19">í</text:span>a una lista con dos elementos, el login y el password que es la cadena que se genera aleatoriamente en el momento del registro del aspirante.</text:p>
      <text:p text:style-name="P20"><text:tab/>De ahora en adelante el servidor tiene identificado al cliente.</text:p>
      <text:p text:style-name="P20"><text:span text:style-name="T8">Ahora el servidor </text:span>env<text:span text:style-name="T20">í</text:span>a un c<text:span text:style-name="T20">ó</text:span>digo, si es 1 es porque <text:span text:style-name="T26">porque no encuetra la cedula,</text:span> entonces el cliente emite el mensaje correspondiente y se sale.</text:p>
      <text:p text:style-name="P20">Si el codigo recibido es 2, <text:span text:style-name="T26">es porque la cedula y el password estan OK pero el aspirante ya presento la prueba y si el codigo es 3, cedula ok pero password erroneo.</text:span></text:p>
      <text:p text:style-name="P20"/>
      <text:p text:style-name="P20"><text:tab/>Si el codigo es 0, significa que las credenciales son correctas y el aspirante no ha presentado, entonces el cliente se prepara a recibir las preguntas <text:span text:style-name="T8">que son enviadas por el servidor</text:span>.</text:p>
      <text:p text:style-name="P20"><text:tab/>Una vez respondido el examen <text:span text:style-name="T8">por parte del cliente</text:span>, las respuestas son guardadas e un diccionario y enviadas al servidor, <text:s text:c="2"/>este recibe el diccionario y consulta con la base de datos para ver la cantidad de respuestas acertadas, como ya tiene la cedula y las respuestas, actualiza la base de datos, indicandole que el usuario ya presento y el resultado del examen, tambien inserta la fecha y la hora, adicionalmente genera un archivo binario con la cedula, el diccionario de preguntas y respuestas y la fecha y la hora <text:s/>y lo guarda en el file system para dejar constancia de la presentacion del examen y finalmente envia un mensaje con la nota del examen que es impreso por el cliente para finalmente salir de la aplicación.</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9">Arquitectura de la aplicación</text:p>
      <text:p text:style-name="P21"/>
      <text:p text:style-name="P21">En cuanto a la arquitectura de la aplicación, se han intentado separar las funciones de comunicación, de las de acceso a datos y de las de presentaci<text:span text:style-name="T21">ó</text:span>n de la información.</text:p>
      <text:p text:style-name="P1"/>
      <text:p text:style-name="P1"/>
      <text:p text:style-name="P3"><text:s text:c="15"/><text:span text:style-name="T2">Posible arquitectura de la aplicación:</text:span> <text:s text:c="10"/></text:p>
      <text:p text:style-name="P3"><text:s text:c="15"/><text:span text:style-name="T2">--------------------------------------------</text:span></text:p>
      <text:p text:style-name="P3"/>
      <text:p text:style-name="P3"><text:s text:c="25"/>Servidor <text:s text:c="66"/>Cliente <text:s text:c="2"/></text:p>
      <text:p text:style-name="P3"><text:s text:c="25"/>----------- <text:s text:c="64"/>----------- <text:s text:c="19"/></text:p>
      <text:p text:style-name="P3"><text:s text:c="8"/>Software de comunicación(sockets) &lt;-----------&gt; <text:s text:c="4"/>Software de comunicación (sockets)</text:p>
      <text:p text:style-name="P3"><text:s text:c="30"/>| <text:s text:c="80"/>|</text:p>
      <text:p text:style-name="P3"><text:s text:c="30"/>| <text:s text:c="80"/>|</text:p>
      <text:p text:style-name="P3"><text:s text:c="30"/>| <text:s text:c="80"/>|</text:p>
      <text:p text:style-name="P3"><text:s text:c="22"/>Controlador <text:s text:c="62"/>Controlador</text:p>
      <text:p text:style-name="P3"><text:s text:c="30"/>| <text:s text:c="81"/>|</text:p>
      <text:p text:style-name="P3"><text:s text:c="30"/>| <text:s text:c="81"/>|</text:p>
      <text:p text:style-name="P3"><text:s text:c="30"/>| <text:s text:c="81"/>|</text:p>
      <text:p text:style-name="P3"><text:s text:c="28"/>BD <text:s text:c="2"/><text:span text:style-name="T2">(modelo)</text:span> <text:s text:c="55"/>Interfaz</text:p>
      <text:p text:style-name="P3"><text:s text:c="95"/><text:span text:style-name="T2"><text:s text:c="12"/>(vista)</text:span></text:p>
      <text:p text:style-name="P3"/>
      <text:p text:style-name="P21"><text:tab/>En este caso, el software de comunicación, act<text:span text:style-name="T9">ú</text:span>a como controlador llamando a las funciones de acceso a datos (modelo) las de comunicación (envio, recepci<text:span text:style-name="T21">ó</text:span>n y conversi<text:span text:style-name="T21">ó</text:span>n de datos) y las de presentaci<text:span text:style-name="T21">ó</text:span>n (resoluci<text:span text:style-name="T21">ó</text:span>n del examen)</text:p>
      <text:p text:style-name="P21">Adicionalmente hay un programa independiente , adminBD que es el que permite realizar el registro, el listado completo o por c<text:span text:style-name="T21">é</text:span>dula y <text:s/>el borrado de estudiantes.</text:p>
      <text:p text:style-name="P21">Cabe destacar que <text:s/>esta funcionalidad <text:span text:style-name="T9">descrita, </text:span>se puede hacer con sqlitebrowser, pero para los efectos de probar la aplicación es suficiente con adminBD.</text:p>
      <text:p text:style-name="P21"/>
      <text:p text:style-name="P21"><text:tab/>La intención original, ha sido la de implementar, toda la funcionalidad requerida, haciendo uso de librerias nativas o que vienen con la instalaci<text:span text:style-name="T21">ó</text:span>n por defecto de python, llamense, tkinter, threading, select, sqlite, etc... <text:s/><text:span text:style-name="T9">y no tener que instalar programas de terceros ni librerías que nos evitarían programar los sockets directamente, no se instaló mysql ni postgres, se uso sqlite, cuyas librerias y acceso ya viene con python .</text:span></text:p>
      <text:p text:style-name="P21"/>
      <text:p text:style-name="P22"><text:tab/>Instalar un conector que permita programar estilo web, evitando los problemas de comunicación a bajo nivel <text:span text:style-name="T9">h</text:span>a podido ser una buena opci<text:span text:style-name="T9">ó</text:span>n, pero la premisa fundamental e<text:span text:style-name="T9">s</text:span> realizar la programaci<text:span text:style-name="T9">ó</text:span>n con sockets puros. Y es entonces cuando uno se da cuenta de lo importante que son los protocolos de <text:span text:style-name="T9">a</text:span>plicaci<text:span text:style-name="T9">ó</text:span>n y el middleware de los frameworks de programación web o librer<text:span text:style-name="T9">í</text:span>as de comunicación asíncrona como twisted <text:span text:style-name="T9">y de lo duro que es manejarlo todo a nivel de sockets, a pesar de que el concepto se ve sencillo.</text:span></text:p>
      <text:p text:style-name="P22"><text:s/></text:p>
      <text:p text:style-name="P5"/>
      <text:p text:style-name="P5"/>
      <text:p text:style-name="P5"/>
      <text:p text:style-name="P5"/>
      <text:p text:style-name="P5"/>
      <text:p text:style-name="P5"/>
      <text:p text:style-name="P18"><text:soft-page-break/></text:p>
      <text:p text:style-name="P16"><text:tab/></text:p>
      <text:p text:style-name="P16"/>
      <text:p text:style-name="P37">El servidor de sockets</text:p>
      <text:p text:style-name="P32"/>
      <text:p text:style-name="P32"><text:tab/>De acuerdo a lo investigado, existen principalmente dos alternativas, usar threads, que fue el enfoque implementado, o usar programaci<text:span text:style-name="T21">ó</text:span>n s<text:span text:style-name="T21">í</text:span>ncrona, llamese select, selectors, asyncio, twisted. Existe una tercera aproximación, que es usar los dos enfoques simultaneam<text:span text:style-name="T21">e</text:span>n<text:span text:style-name="T21">te</text:span>, threads y select ya que no son excluyentes.</text:p>
      <text:p text:style-name="P32"/>
      <text:p text:style-name="P32">El servidor, acepta conexiones y lanza un thread para atender cada conexión, aunque el programa solo fue probado con dos clientes realizando dos conexiones simultaneas y realizando la prueba correspondiente.</text:p>
      <text:p text:style-name="P32"/>
      <text:p text:style-name="P38">El cliente de sockets</text:p>
      <text:p text:style-name="P32"/>
      <text:p text:style-name="P32"/>
      <text:p text:style-name="P32">El cliente de sockets, es un cliente muy básico, que crea el socket, se conecta y comienza la comunicación con el servidor, actualmente la comunicación solo está habilitada para conexiones locales, 127.0.0.1 puerto 8080.</text:p>
      <text:p text:style-name="P32"><text:tab/>Es importante destacar que existen dos tipos de mensajes, los mensajes de tipo string, para lo cual se usa la funcion enviar_mensaje y recibir_mensaje, y el envio de objetos como diccionarios o listas para lo cual se usan las funciones enviar_objeto y recibir_objeto, estas dos ultimas funciones usan a pickle para serializar el envio y recepci<text:span text:style-name="T21">ó</text:span>n de objetos.</text:p>
      <text:p text:style-name="P32"><text:tab/>El env<text:span text:style-name="T21">í</text:span>o y recepci<text:span text:style-name="T21">ó</text:span>n de mensajes y objetos esta ampliamente comentada <text:s/>tanto en el cliente, como en el servidor.</text:p>
      <text:p text:style-name="P35">Pickle tambien es usado, pero para serializar una lista y guardarla en un archivo, este es el paso en el que se guarda la informaci<text:span text:style-name="T21">ó</text:span>n del aspirante, c<text:span text:style-name="T21">é</text:span>dula, fecha y diccionario con preguntas y respuestas con el nombre de la c<text:span text:style-name="T21">é</text:span>dula del aspirante en el punto final antes de enviar las respuestas al cliente.</text:p>
      <text:p text:style-name="P32"/>
      <text:p text:style-name="P37">Como probar la aplicación</text:p>
      <text:p text:style-name="P32"/>
      <text:p text:style-name="P32"><text:tab/>Si estamos en la misma m<text:span text:style-name="T21">á</text:span>quina, primero lanzar servidor10.py, <text:s/>despues lanzar cliente10.py.</text:p>
      <text:p text:style-name="P33">El cliente nos pedir<text:span text:style-name="T21">á</text:span> una c<text:span text:style-name="T21">é</text:span>dula y un password, para ello podemos tener un tercer terminal y lanzar AdminBd.py y ejecutar la opcion 2 de listar todos los estudiantes, observemos uno que tenga los campos Presento, Fecha, <text:span text:style-name="T16">Nota vacios, <text:s/>utilizaremos la cédula y el password que estén allí, enseguida el servidor nos enviará las preguntas aleatorias, contestaremos, nos enviará la nota y podremos comprobar que los datos del usuario han sido actualizados en la base de datos y que un archivo con la cedula del aspirante ha sido generado, si intentamos ingresar nuevamente con las credenciales del aspirante nos dirá que ya presentó y nos sacará del cliente puesto que ya presentó.</text:span></text:p>
      <text:p text:style-name="P33"/>
      <text:p text:style-name="P33"><text:span text:style-name="T16"><text:tab/>En cuanto a la fase de presentacion de la prueba, la interfaz es orientada a caracteres, aunque ya se comentó que la intencion es usar tkinter y proporcionar una interfaz gráfica, el programa tiene un temporizador regresivo que aparece junto al prompt, si contestamos la última pregunta antes que termine el temporizador o pulsamos s para salir, el cliente enviará el diccionario con preguntas y respuestas pero el temporizador seguirá ejecutandose hasta el final.</text:span></text:p>
      <text:p text:style-name="P34"><text:tab/>Si el temporizador termina antes de contestar todas las preguntas, el prompt no vuelve a salir porque quien lo despliega es el temporizador y este ya termin<text:span text:style-name="T21">ó</text:span>, entonces o contestamos esta ultima pregunta presionando 1,2,3 o 4 o pulsamos s para salir, y en ese caso el cliente enviar<text:span text:style-name="T21">á</text:span> el diccionario con las preguntas y respuestas hasta las que el temporizador nos haya permitido antes de terminar.</text:p>
      <text:p text:style-name="P34"><text:soft-page-break/><text:span text:style-name="T17"><text:tab/>Al parecer el programa principal no puede terminar a un thread ya arrancado, una posibilidad de mejora podría ser usar procesos en vez de threads y ver si con un proceso en el que se encuentra el temporizador regresivo se puede enviar un kill desde el programa principal, devolviendo el control al programa principal.</text:span> </text:p>
      <text:p text:style-name="P16"/>
      <text:p text:style-name="P16"/>
      <text:p text:style-name="P36">En cuanto al manejo de la seguridad</text:p>
      <text:p text:style-name="P28"/>
      <text:p text:style-name="P29"><text:tab/>Las restricciones de acceso de maquinas por IP, se manejan con una lista de python que se encuentra en el archivo servidor_configuracion, <text:s/><text:span text:style-name="T13">IPSAUTORIZADAS</text:span></text:p>
      <text:p text:style-name="P30"/>
      <text:p text:style-name="P30">La linea de código que hace esto en servidor10.py es:</text:p>
      <text:p text:style-name="P29"/>
      <text:p text:style-name="P29"><text:span text:style-name="T13">if direccionCliente[0] not in IPSAUTORIZADAS: <text:s/>#and <text:s/>fechas_horario_permitido():</text:span></text:p>
      <text:p text:style-name="P30"/>
      <text:p text:style-name="P30"><text:span text:style-name="T14"><text:tab/>E</text:span>ste chequeo se realiza despues que el servidor acepta una conexión, entonces se analiza si el componente de la direccion no se encuentra en la lista de ips aceptadas en ese caso el servidor cierra la conexión con el cliente, el cliente pedir<text:span text:style-name="T21">á</text:span> la cedula y el password y cuando intente enviarlos notar<text:span text:style-name="T21">á</text:span> que la conexión por el lado del servidor se ha cerrado y saldr<text:span text:style-name="T21">á</text:span> de la aplicación.</text:p>
      <text:p text:style-name="P30"/>
      <text:p text:style-name="P30"><text:tab/>Lo otro que se comprueba es que la conexión se haga en las fechas y horas habilitadas para ello, para este fin se usa la funcion, fechas_horario_permitido(), que tiene configurada una fecha inicial, una fecha final, un horario inicial y un horario final, si en el momento en el que se realiza la aceptacion de la conexión est<text:span text:style-name="T22">á</text:span> dentro de esos par<text:span text:style-name="T22">á</text:span>metros, se seguir<text:span text:style-name="T22">á</text:span> con el flujo del programa, sino se cerrar<text:span text:style-name="T22">á</text:span> la conexión como en el caso de las ip <text:span text:style-name="T14">no </text:span>autorizadas, por el momento la linea esta comentada para configurar la funcion con los p<text:span text:style-name="T22">á</text:span>rametros requeridos, la funcion ha sido probada ya.</text:p>
      <text:p text:style-name="P29"/>
      <text:p text:style-name="P9"/>
      <text:p text:style-name="P41">De haber continuado con la implementacion de la interfaz grafica y los problemas presentados:</text:p>
      <text:p text:style-name="P45"/>
      <text:p text:style-name="P10"><text:tab/>Algunos aspectos a tomar en cuenta, no es conveniente implemetar la GUI (cliente) de manera procedimental, <text:s text:c="2"/>ya que su c<text:span text:style-name="T22">ó</text:span>digo no se ejecuta linealmente, es la naturaleza de la programacion basada en eventos, lo mismo <text:s/>sucede con el software de comunicación, es de naturaleza basada en eventos, se recibe una conexión, llega un mensaje, se cierra la conexión, son todos eventos.</text:p>
      <text:p text:style-name="P10">Se pulsa un boton, se llena un campo, son eventos, lo conveniente es usar clases.</text:p>
      <text:p text:style-name="P10"/>
      <text:p text:style-name="P10">Y ello sucede porque hay que usar objetos globales de alguna clase para almacenar los datos, este seria el modelo, podria ser una variable global o un objeto global o una base de datos. <text:span text:style-name="T4">En cualquier caso debe existir algun tipo de globalidad.</text:span></text:p>
      <text:p text:style-name="P46"/>
      <text:p text:style-name="P17"><text:tab/>El problema <text:span text:style-name="T18">encontrado usando interfaz gráfica, </text:span>es como conectar el codigo de comunicación de sockets de bajo nivel <text:s/>con el codigo que accede a la base de datos, o que active una ventana que haga algo <text:span text:style-name="T18">dentro de la interfaz</text:span></text:p>
      <text:p text:style-name="P17">Clar<text:span text:style-name="T3">a</text:span>mente tenemos tres tipos de c<text:span text:style-name="T22">ó</text:span>digo, <text:s/>el c<text:span text:style-name="T22">ó</text:span>digo de comunicación, el c<text:span text:style-name="T22">ó</text:span>digo, de acceso a base de <text:s/>datos y el c<text:span text:style-name="T22">ó</text:span>digo que nos presenta la interfaz de usuario. <text:s text:c="6"/></text:p>
      <text:p text:style-name="P40"/>
      <text:p text:style-name="P40"/>
      <text:p text:style-name="P40"/>
      <text:p text:style-name="P40"/>
      <text:p text:style-name="P40"/>
      <text:p text:style-name="P40"/>
      <text:p text:style-name="P40"><text:soft-page-break/></text:p>
      <text:p text:style-name="P40"/>
      <text:p text:style-name="P42">Los archivos de configuracion</text:p>
      <text:p text:style-name="P47">Se ha intentado en lo posible que los parámetros esten concentrados en archivos de configuracion en servidor_configuracion y cliente_configuracion, en el primero estan las variables de Ip permitidas, tamaños de los pas<text:span text:style-name="T27">s</text:span>word<text:span text:style-name="T23">s</text:span> a la hora de registrarse si los password contendran numeros y caracteres especiales, <text:span text:style-name="T23">la base de datos, numero de preguntas totales y numero de preguntas a escoger, </text:span>para el caso del temporizador para realizar el examen se configura en cliente_configuracion, HORAS, MINUTOS y SEGUNDOS</text:p>
      <text:p text:style-name="P47"/>
      <text:p text:style-name="P47"/>
      <text:p text:style-name="P42">La base de datos</text:p>
      <text:p text:style-name="P47"><text:tab/>Hay dos tablas, estudiante y pregunta, sqlite no tiene datos de tipo fecha ni bo<text:span text:style-name="T24">o</text:span>leanos, por lo que ambos deben ser simulados.</text:p>
      <text:p text:style-name="P48">La tabla pregunta tiene los campos: Numero. Pregunta, Respuesta1, Respuesta2, Respuesta3, Respuesta4 y Respuesta. Donde Numero es la clave primaria, el servidor envia todos los campos al cliente excepto el Campo Respuesta, que es el campo que el servidor chequeara a la hora de recibir los resultados, actualizar los resultados y notificar al cliente.</text:p>
      <text:p text:style-name="P48"><text:s/></text:p>
      <text:p text:style-name="P48"><text:tab/>La tabla estudiante tiene los campos: Nombre, Apellido, Cedula, Password, Presento, Resultado y Fecha, al registrarse (adminBD.py), se llenan los campos Nombre, Cedula (clave primaria) no pueden haber dos campos iguales con la misma cedula. Apellido y se genera una clave aleatoria que se guarda en el campo password, esa clave se usara en el momento de presentar la prueba.</text:p>
      <text:p text:style-name="P48">Al realizar la prueba el programa automaticamente llena los campos Presento le coloca un Si, puesto que sqlite no tiene datos booleanos hay que simularlo, y se coloca la Fecha como un string, puesto que sqlite tampoco tiene datos de tipo fecha y la nota se coloca x/y donde x es la cantitad de preguntas acertadas y y es el numero total de preguntas.</text:p>
      <text:p text:style-name="P48"/>
      <text:p text:style-name="P43">Programas y pruebas <text:s/>individuales </text:p>
      <text:p text:style-name="P49">Cada una de las funciones tienen la construccion: <text:s text:c="2"/>if __name__=="__main__":</text:p>
      <text:p text:style-name="P49">lo que hay despues de alli solo lo ejecuta el mismo programa y sirve par realizar pruebas unitarias,</text:p>
      <text:p text:style-name="P49">cada uno tiene datos de prueba, que permiten probar individualmente cada funcionalidad sin tener que ejecutar el programa completo.</text:p>
      <text:p text:style-name="P49"/>
      <text:p text:style-name="P42"/>
      <text:p text:style-name="P40"/>
      <text:p text:style-name="P40">Los puntos de mejora son muchos:</text:p>
      <text:p text:style-name="P25"/>
      <text:p text:style-name="P25"><text:s text:c="5"/></text:p>
      <text:p text:style-name="P30"><text:tab/>En el contexto de la utilizaci<text:span text:style-name="T22">ó</text:span>n de sockets como herramienta de comunicación entre procesos y </text:p>
      <text:p text:style-name="P26"><text:span text:style-name="T14">s</text:span>iguiendo con la intenci<text:span text:style-name="T14">ó</text:span>n de usar una interface grafica (tkinter) que puede trabajar con, <text:span text:style-name="T10">clases, e incorporar sockets, threads y acceso a datos, en la carpeta del cliente, </text:span><text:span text:style-name="T28">cliente_grafico_prototipo</text:span><text:span text:style-name="T10">, se encuentra c</text:span><text:span text:style-name="T28">liente_grafico_examen.py</text:span><text:span text:style-name="T10"> que realiza un examen y obtiene su puntuacion simulando la <text:s/>base de datos de preguntas con un archivo plano: <text:s/>cliente_preguntas, <text:s/></text:span></text:p>
      <text:p text:style-name="P26"/>
      <text:p text:style-name="P24"><text:tab/>La interfaz actual todavia presenta muchas deficiencias, debido a que es necesario dominar correctamente tkinter para adecuar y controlar correctamente los layouts <text:span text:style-name="T5">y el comportamiento en general a traves de su correcta programacion.</text:span></text:p>
      <text:p text:style-name="P24"/>
      <text:p text:style-name="P11">Agregar el icono y el logo correspondientes.</text:p>
      <text:p text:style-name="P11">Impedir el cierre de la ventana X</text:p>
      <text:p text:style-name="P12">Impedir redimensionar la ventana principal (ya fue configurado).</text:p>
      <text:p text:style-name="P12"><text:soft-page-break/><text:span text:style-name="T14">Ya están programados</text:span> dos threads uno para la hora actual y otra para el contador regresivo. Para que la interfaz no se ponga lenta pues ambos son repetitivos.</text:p>
      <text:p text:style-name="P24"><text:span text:style-name="T6">Configurar <text:s/>el look and feel de la interfaz (colores, letras, tamaños) haciendo uso del archivo configuracion_cliente.py <text:s text:c="2"/></text:span><text:s/></text:p>
      <text:p text:style-name="P26"/>
      <text:p text:style-name="P26"><text:span text:style-name="T11"><text:tab/>Otro punto de mejora es el manejo de errores y excepciones, centralizando los mensajes en un archivo servidor_excepciones y cliente_excepciones respectivamente.</text:span></text:p>
      <text:p text:style-name="P26"/>
      <text:p text:style-name="P26"><text:span text:style-name="T11"><text:tab/>Otro punto de mejora, pudiera ser diseñar una base de datos, que permita manejar distintas pruebas y tipos de distintas facultades, usar postgres que permite <text:s/>muchas conexiones simultaneas y no sqlite que es para ser accedido por el dispositivo en el que se encuentra embebido.</text:span></text:p>
      <text:p text:style-name="P26"/>
      <text:p text:style-name="P27"><text:span text:style-name="T11"><text:tab/>Otro punto de mejora, es el tratamiento del envio y recepcion de mensajes a nivel de comunicación, llamense los send y los recv, para que usen encabezados fijos y armado del mensaje, chequeando que el que envia, haya enviado todo el mensaje completamente y el que lo recibe lo haga tambien por completo, haciendo el tratamiento adecuado a nivel de excepciones.</text:span></text:p>
      <text:p text:style-name="P27"><text:span text:style-name="T12">Cuando la comunicación es probada a nivel de localhost, todo funciona bien, porque la transmision se hace internamente y no hay perdida de mensajes ni de paquetes, pero la realidad es distinta, en la red siempre se presentaran <text:s/>errores. <text:s/></text:span></text:p>
      <text:p text:style-name="P27"/>
      <text:p text:style-name="P30">Otro punto de mejora seria la utilización de <text:s/>ssl sockets en vez de sockets.</text:p>
      <text:p text:style-name="P31">Y con toda <text:span text:style-name="T15">certeza y </text:span>seguridad hay muchos <text:span text:style-name="T29">puntos de mejora </text:span>má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08:31:06.062855061</meta:creation-date>
    <dc:date>2019-09-30T18:33:16.883804424</dc:date>
    <meta:editing-duration>PT4H41M17S</meta:editing-duration>
    <meta:editing-cycles>14</meta:editing-cycles>
    <meta:generator>LibreOffice/5.2.7.2$Linux_X86_64 LibreOffice_project/20m0$Build-2</meta:generator>
    <meta:document-statistic meta:table-count="0" meta:image-count="0" meta:object-count="0" meta:page-count="7" meta:paragraph-count="107" meta:word-count="2347" meta:character-count="16740" meta:non-whitespace-character-count="12250"/>
  </office:meta>
</office:document-meta>
</file>